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2a67f" officeooo:paragraph-rsid="0002609d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2a67f" officeooo:paragraph-rsid="0002a67f" style:font-size-asian="12pt" style:font-size-complex="12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2609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2609d" officeooo:paragraph-rsid="0002609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8" style:family="paragraph" style:parent-style-name="Table_20_Contents" style:list-style-name="L1">
      <style:text-properties style:font-name="Times New Roman" fo:font-size="12pt" officeooo:paragraph-rsid="0002609d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paragraph-rsid="0002a67f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065e1a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2a67f" officeooo:paragraph-rsid="0002a67f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343c7" officeooo:paragraph-rsid="000343c7" style:font-size-asian="12pt" style:font-size-complex="12pt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style="italic" fo:font-weight="normal" officeooo:rsid="0002609d" style:font-style-asian="italic" style:font-weight-asian="normal" style:font-style-complex="italic" style:font-weight-complex="normal"/>
    </style:style>
    <style:style style:name="T3" style:family="text">
      <style:text-properties officeooo:rsid="0002609d"/>
    </style:style>
    <style:style style:name="T4" style:family="text">
      <style:text-properties officeooo:rsid="000343c7"/>
    </style:style>
    <style:style style:name="T5" style:family="text">
      <style:text-properties officeooo:rsid="0002a67f"/>
    </style:style>
    <style:style style:name="T6" style:family="text">
      <style:text-properties officeooo:rsid="00065e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SCENARIO:</text:p>
          </table:table-cell>
          <table:table-cell table:style-name="Tabella1.B1" office:value-type="string">
            <text:p text:style-name="P6">Aggiunta ad sistema di un lavoretto in classe</text:p>
          </table:table-cell>
        </table:table-row>
        <table:table-row>
          <table:table-cell table:style-name="Tabella1.A2" office:value-type="string">
            <text:p text:style-name="P4">Partecipante:</text:p>
          </table:table-cell>
          <table:table-cell table:style-name="Tabella1.B2" office:value-type="string">
            <text:p text:style-name="P5"><text:span text:style-name="T2">Elena</text:span><text:span text:style-name="T1">: educatrice</text:span></text:p>
          </table:table-cell>
        </table:table-row>
        <table:table-row>
          <table:table-cell table:style-name="Tabella1.A2" office:value-type="string">
            <text:p text:style-name="P4">Flusso degli eventi:</text:p>
          </table:table-cell>
          <table:table-cell table:style-name="Tabella1.B2" office:value-type="string">
            <text:list xml:id="list43612182" text:style-name="L1">
              <text:list-item>
                <text:p text:style-name="P8"><text:span text:style-name="T3">Elena </text:span><text:span text:style-name="T6">è una maestra dell'asilo e oggi in classe ha fatto disegnare ai bambini della classe 2a A la loro casa. Visto che Luca ha terminato il suo disegno, Elena decide di inserirlo nel suo profilo su @silo.</text:span></text:p>
                <text:p text:style-name="P8"><text:span text:style-name="T6"/></text:p>
              </text:list-item>
              <text:list-item>
                <text:p text:style-name="P10"><text:span text:style-name="T6">Elena accede ad @silo ed esegue il login, viene indirizzata alla sua </text:span><text:span text:style-name="T5">area personale e clicca su "Carica </text:span><text:span text:style-name="T6">lavoro</text:span><text:span text:style-name="T5">".</text:span></text:p>
              </text:list-item>
            </text:list>
            <text:p text:style-name="P2"/>
            <text:list xml:id="list43692421" text:continue-numbering="true" text:style-name="L1">
              <text:list-item>
                <text:p text:style-name="P11">@silo le mostra una finestra per il caricamento del file.</text:p>
              </text:list-item>
            </text:list>
            <text:p text:style-name="P3"/>
            <text:list xml:id="list43684380" text:continue-numbering="true" text:style-name="L1">
              <text:list-item>
                <text:p text:style-name="P9"><text:span text:style-name="T5">Elena sceglie l'immagine "Casetta in montagna.jpg" </text:span><text:span text:style-name="T4">e</text:span><text:span text:style-name="T5"> clicca su Carica file.</text:span></text:p>
                <text:p text:style-name="P11"/>
              </text:list-item>
              <text:list-item>
                <text:p text:style-name="P12">@silo mostra il messaggio "Caricamento completato"</text:p>
                <text:p text:style-name="P11"/>
              </text:list-item>
              <text:list-item>
                <text:p text:style-name="P12">Elena inserisce nel campo Alunni "Luca Rossi" e cliccca Inserisci.</text:p>
              </text:list-item>
            </text:list>
            <text:p text:style-name="P3"/>
            <text:list xml:id="list43666094" text:continue-numbering="true" text:style-name="L1">
              <text:list-item>
                <text:p text:style-name="P9"><text:span text:style-name="T5">@silo </text:span><text:span text:style-name="T4">mostra il messaggio "Casetta in montagna pubblicato con successo"</text:span></text:p>
              </text:list-item>
            </text:list>
            <text:p text:style-name="P1"/>
          </table:table-cell>
        </table:table-row>
      </table:table>
      <text:p text:style-name="P4"><text:s text:c="2"/></text:p>
      <text:p text:style-name="P4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7</meta:editing-cycles>
    <meta:generator>LibreOffice/3.6$Windows_x86 LibreOffice_project/da8c1e6-fd468f4-454e206-f42a4a9-143cfd</meta:generator>
    <dc:date>2012-10-16T23:54:19.67</dc:date>
    <meta:document-statistic meta:table-count="1" meta:image-count="0" meta:object-count="0" meta:page-count="1" meta:paragraph-count="14" meta:word-count="127" meta:character-count="762" meta:non-whitespace-character-count="651"/>
    <meta:user-defined meta:name="Info 1"/>
    <meta:user-defined meta:name="Info 2"/>
    <meta:user-defined meta:name="Info 3"/>
    <meta:user-defined meta:name="Info 4"/>
  </office:meta>
</office:document-meta>
</file>